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Consolas" fo:font-size="10pt" fo:font-weight="normal" officeooo:paragraph-rsid="000a5ecd" style:font-size-asian="10pt" style:font-weight-asian="normal"/>
    </style:style>
    <style:style style:name="P2" style:family="paragraph" style:parent-style-name="Standard">
      <style:text-properties style:use-window-font-color="true" loext:opacity="0%" style:font-name="Consolas" fo:font-size="10pt" fo:font-weight="normal" officeooo:rsid="000a5ecd" officeooo:paragraph-rsid="000a5ecd" style:font-size-asian="10pt" style:font-weight-asian="normal"/>
    </style:style>
    <style:style style:name="P3" style:family="paragraph" style:parent-style-name="Standard">
      <style:text-properties officeooo:paragraph-rsid="000a5ecd"/>
    </style:style>
    <style:style style:name="P4" style:family="paragraph" style:parent-style-name="Standard">
      <style:text-properties officeooo:rsid="000a5ecd" officeooo:paragraph-rsid="000a5ecd"/>
    </style:style>
    <style:style style:name="P5" style:family="paragraph" style:parent-style-name="Standard">
      <style:text-properties fo:font-weight="bold" officeooo:paragraph-rsid="000a5ecd" style:font-weight-asian="bold" style:font-weight-complex="bold"/>
    </style:style>
    <style:style style:name="P6" style:family="paragraph" style:parent-style-name="Standard">
      <style:text-properties fo:font-weight="bold" officeooo:rsid="000a5ecd" officeooo:paragraph-rsid="000a5ecd" style:font-weight-asian="bold" style:font-weight-complex="bold"/>
    </style:style>
    <style:style style:name="P7" style:family="paragraph" style:parent-style-name="Standard">
      <style:paragraph-properties style:writing-mode="lr-tb"/>
      <style:text-properties officeooo:rsid="000a5ecd" officeooo:paragraph-rsid="000a5ecd"/>
    </style:style>
    <style:style style:name="T1" style:family="text">
      <style:text-properties fo:color="#000000" loext:opacity="100%" style:font-name="Segoe UI" fo:font-size="9pt" fo:font-weight="bold" style:font-size-asian="9pt" style:font-weight-asian="bold"/>
    </style:style>
    <style:style style:name="T2" style:family="text">
      <style:text-properties fo:color="#000000" loext:opacity="100%" style:font-name="Segoe UI" fo:font-size="9pt" fo:font-weight="bold" officeooo:rsid="000a5ecd" style:font-size-asian="9pt" style:font-weight-asian="bold"/>
    </style:style>
    <style:style style:name="T3" style:family="text">
      <style:text-properties fo:color="#000000" loext:opacity="100%" style:font-name="Segoe UI" fo:font-size="9pt" fo:font-weight="normal" style:font-size-asian="9pt" style:font-weight-asian="normal"/>
    </style:style>
    <style:style style:name="T4" style:family="text">
      <style:text-properties fo:color="#000000" loext:opacity="100%" style:font-name="Segoe UI" fo:font-size="9pt" fo:font-weight="normal" officeooo:rsid="000a5ecd" style:font-size-asian="9pt" style:font-weight-asian="normal"/>
    </style:style>
    <style:style style:name="T5" style:family="text">
      <style:text-properties fo:color="#000000" loext:opacity="100%" style:font-name="Segoe UI" fo:font-size="9pt" style:font-size-asian="9pt"/>
    </style:style>
    <style:style style:name="T6" style:family="text">
      <style:text-properties fo:color="#000000" loext:opacity="100%" style:font-name="Segoe UI" fo:font-size="8pt" fo:font-weight="normal" style:font-size-asian="8pt" style:font-weight-asian="normal"/>
    </style:style>
    <style:style style:name="T7" style:family="text">
      <style:text-properties fo:color="#000000" loext:opacity="100%" style:font-name="Segoe UI" fo:font-size="8pt" style:font-size-asian="8pt"/>
    </style:style>
    <style:style style:name="T8" style:family="text">
      <style:text-properties fo:color="#0000ff" loext:opacity="100%" style:font-name="Segoe UI" fo:font-size="9pt" style:text-underline-style="solid" style:text-underline-width="auto" style:text-underline-color="font-color" fo:font-weight="normal" style:font-size-asian="9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Code: HDB::UTILIZAÇÃO::METODOLOGIA {9-1}~</text:span></text:p>
      <text:p text:style-name="P3"><text:span text:style-name="T1"/></text:p>
      <text:p text:style-name="P3"><text:span text:style-name="T1">P 1: 0.pdf</text:span></text:p>
      <text:p text:style-name="P4"><text:span text:style-name="T1">Título: </text:span><text:span text:style-name="T3">A imprensa carioca nos anos 1930 e o Centro Dom Vital</text:span></text:p>
      <text:p text:style-name="P4"><text:span text:style-name="T3">Evento: <text:s/></text:span><text:span text:style-name="T6">XXVII</text:span></text:p>
      <text:p text:style-name="P1"/>
      <text:p text:style-name="P3"><text:span text:style-name="T1">P 1: 0.pdf - 1:1 [O conjunto de fontes está disp..] <text:s/>(2:237-2:1024) <text:s text:c="2"/>(Super)</text:span></text:p>
      <text:p text:style-name="P3"><text:span text:style-name="T6">Codes:<text:tab/>[HDB - Family: HDB] [HDB::UTILIZAÇÃO::METODOLOGIA] </text:span></text:p>
      <text:p text:style-name="P3"><text:span text:style-name="T3">No memos</text:span></text:p>
      <text:p text:style-name="P1"/>
      <text:p text:style-name="P3"><text:span text:style-name="T3">O conjunto de fontes está disponível em uma base de dados chamada </text:span></text:p>
      <text:p text:style-name="P3"><text:span text:style-name="T3">“Hemeroteca Digital”</text:span></text:p>
      <text:p text:style-name="P3"><text:span text:style-name="T3">3</text:span></text:p>
      <text:p text:style-name="P3"><text:span text:style-name="T3">, que consiste na parte da coleção de periódicos da Biblioteca </text:span></text:p>
      <text:p text:style-name="P3"><text:span text:style-name="T3">Nacional já digitalizada e disponível na rede mundial de computadores (internet). A </text:span></text:p>
      <text:p text:style-name="P3"><text:span text:style-name="T3">ferramenta de reconhecimento de texto dentro das páginas do jornal</text:span></text:p>
      <text:p text:style-name="P3"><text:span text:style-name="T3">4</text:span></text:p>
      <text:p text:style-name="P3"><text:span text:style-name="T3"><text:s/>possibilitou a </text:span></text:p>
      <text:p text:style-name="P3"><text:span text:style-name="T3">busca através do nome de alguns vitalistas ou do próprio Centro cujos retornos de </text:span></text:p>
      <text:p text:style-name="P3"><text:span text:style-name="T3">pesquisa pudessem ser significativos sob dois aspectos. Em primeiro lugar, houve um </text:span></text:p>
      <text:p text:style-name="P3"><text:span text:style-name="T3">claro desnível na quantidade de ocorrências ao utilizar-se certos termos de pesquisa em </text:span></text:p>
      <text:p text:style-name="P3"><text:span text:style-name="T3">relação a outros. Nesse quesito, escolheu-se aqueles que apresentassem um relativo alto </text:span></text:p>
      <text:p text:style-name="P3"><text:span text:style-name="T3">número de ocorrências, pois isso seria um indício de que eles estavam mais em </text:span></text:p>
      <text:p text:style-name="P3"><text:span text:style-name="T3">evidência na cena pública</text:span></text:p>
      <text:p text:style-name="P1"/>
      <text:p text:style-name="P3"><text:span text:style-name="T1">P 1: 0.pdf - 1:2 [Ordem, que já foi objeto de li..] <text:s/>(4:5-4:494) <text:s text:c="2"/>(Super)</text:span></text:p>
      <text:p text:style-name="P3"><text:span text:style-name="T6">Codes:<text:tab/>[HDB - Family: HDB] [HDB::UTILIZAÇÃO::METODOLOGIA] </text:span></text:p>
      <text:p text:style-name="P3"><text:span text:style-name="T3">No memos</text:span></text:p>
      <text:p text:style-name="P1"/>
      <text:p text:style-name="P3"><text:span text:style-name="T3">Ordem, que já foi objeto de livro, </text:span></text:p>
      <text:p text:style-name="P3"><text:span text:style-name="T3">7</text:span></text:p>
      <text:p text:style-name="P3"><text:span text:style-name="T3"><text:s/>e Vida, publicado pela Ação Universitária Católica e </text:span></text:p>
      <text:p text:style-name="P3"><text:span text:style-name="T3">agora disponível para leitura através da Hemeroteca Digital. Diante de uma base tão </text:span></text:p>
      <text:p text:style-name="P3"><text:span text:style-name="T3">promissora em recursos para pesquisa, o primeiro passo foi desenhar procedimentos de </text:span></text:p>
      <text:p text:style-name="P3"><text:span text:style-name="T3">investigação que pudessem trazer resultados válidos afinal. Com essa finalidade, </text:span></text:p>
      <text:p text:style-name="P3"><text:span text:style-name="T3">utilizou-se inicialmente uma pesquisa quantitativa <text:s/>a fim de mapear algumas </text:span></text:p>
      <text:p text:style-name="P3"><text:span text:style-name="T3">informações básicas antes de mergulhar na leitura das fontes</text:span></text:p>
      <text:p text:style-name="P3"><text:span text:style-name="T3"/></text:p>
      <text:p text:style-name="P3"><text:span text:style-name="T1">P 1: 0.pdf - 1:4 [Esta foi a atitude tomada para..] <text:s/>(5:2467-5:2972) <text:s text:c="2"/>(Super)</text:span></text:p>
      <text:p text:style-name="P3"><text:span text:style-name="T6">Codes:<text:tab/>[HDB - Family: HDB] [HDB::UTILIZAÇÃO::METODOLOGIA] [HDB::UTILIZAÇÃO::NOTA_DE_RODAPÉ - Family: HDB] </text:span></text:p>
      <text:p text:style-name="P3"><text:span text:style-name="T3">No memos</text:span></text:p>
      <text:p text:style-name="P1"/>
      <text:p text:style-name="P3"><text:span text:style-name="T3">Esta foi a atitude tomada para evitar distorções em virtude da duplicação de resultados. No caso de se </text:span></text:p>
      <text:p text:style-name="P3"><text:span text:style-name="T3">executar uma procura por “Alceu Amoroso Lima” e outra por “Tristão de Athayde”, para somar os </text:span></text:p>
      <text:p text:style-name="P3"><text:span text:style-name="T3">resultados seria necessário listar os dois casos separadamente e em seguida excluir as vezes que os dois </text:span></text:p>
      <text:p text:style-name="P3"><text:span text:style-name="T3">nomes aparecem juntos, fato aliás bastante frequente. O sistema de buscas da Hemeroteca digital, embora </text:span></text:p>
      <text:p text:style-name="P3"><text:span text:style-name="T3">muito eficiente, não permite que se realize a busca combinando dois elementos distintos. </text:span></text:p>
      <text:p text:style-name="P3"><text:span text:style-name="T3">1</text:span></text:p>
      <text:p text:style-name="P3"><text:span text:style-name="T3"/></text:p>
      <text:p text:style-name="P3"><text:span text:style-name="T1">P22: 129.pdf </text:span></text:p>
      <text:p text:style-name="P4"><text:span text:style-name="T1">Título: </text:span><text:span text:style-name="T3">A UFRJ e a sua modernização conservadora durante a ditadura civil-militar </text:span></text:p>
      <text:p text:style-name="P4"><text:span text:style-name="T3">(1964-1985)</text:span></text:p>
      <text:p text:style-name="P7"><text:span text:style-name="T3">Evento: <text:s/></text:span><text:span text:style-name="T6">XXIX</text:span></text:p>
      <text:p text:style-name="P1"/>
      <text:p text:style-name="P3"><text:span text:style-name="T1">P22: 129.pdf - 22:1 [No período de 2014-2016 foi re..] <text:s/>(14:162-14:851) <text:s text:c="2"/>(Super)</text:span></text:p>
      <text:p text:style-name="P3"><text:span text:style-name="T6">Codes:<text:tab/>[HDB - Family: HDB] [HDB::UTILIZAÇÃO::METODOLOGIA] </text:span></text:p>
      <text:p text:style-name="P3"><text:span text:style-name="T3">No memos</text:span></text:p>
      <text:p text:style-name="P1"/>
      <text:p text:style-name="P3"><text:span text:style-name="T3">No período de 2014-2016 foi realizado um trabalho de pesquisa na Hemeroteca </text:span></text:p>
      <text:p text:style-name="P3"><text:span text:style-name="T3">Digital da Fundação Biblioteca Nacional, tendo sido escolhidos dois jornais da grande </text:span></text:p>
      <text:p text:style-name="P3"><text:span text:style-name="T3">imprensa que tivessem mais citações sobre a UFRJ, entre 1960 e 1969 (Correio da manhã </text:span></text:p>
      <text:p text:style-name="P3"><text:span text:style-name="T3">e Diário de Notícias); 1970-1979 (Jornal do Brasil e Diário de Notícias) 1980-1989 </text:span></text:p>
      <text:p text:style-name="P3"><text:span text:style-name="T3">(Jornal do Brasil). O quantitativo de fontes pesquisadas e analisadas foi bastante </text:span></text:p>
      <text:p text:style-name="P3"><text:span text:style-name="T3">volumoso, cabe notar que na década de 1960 foram selecionados 2.135 artigos. </text:span></text:p>
      <text:p text:style-name="P3"><text:span text:style-name="T3">Pesquisamos nos jornais sobre a vida universitária, o movimento estudantil, questões </text:span></text:p>
      <text:p text:style-name="P3"><text:span text:style-name="T3">educacionais e político-administrativas da UFRJ e também sobre a gestão dos reitores </text:span></text:p>
      <text:p text:style-name="P3"><text:span text:style-name="T3">neste período</text:span></text:p>
      <text:p text:style-name="P3"><text:span text:style-name="T3"/></text:p>
      <text:p text:style-name="P5"><text:soft-page-break/><text:span text:style-name="T5">P72: 195.pdf </text:span></text:p>
      <text:p text:style-name="P6"><text:span text:style-name="T5">Título: Projetos de Museus de Ciências: um estudo nos periódicos das décadas de </text:span></text:p>
      <text:p text:style-name="P6"><text:span text:style-name="T5">1950 a 1970</text:span></text:p>
      <text:p text:style-name="P6"><text:span text:style-name="T5">Evento: <text:s/></text:span><text:span text:style-name="T7">XXVIII</text:span></text:p>
      <text:p text:style-name="P1"/>
      <text:p text:style-name="P3"><text:span text:style-name="T1">P72: 195.pdf - 72:2 [Nesta pesquisa, buscamos selec..] <text:s/>(4:537-4:2215) <text:s text:c="2"/>(Super)</text:span></text:p>
      <text:p text:style-name="P3"><text:span text:style-name="T6">Codes:<text:tab/>[HDB - Family: HDB] [HDB::UTILIZAÇÃO::METODOLOGIA] </text:span></text:p>
      <text:p text:style-name="P3"><text:span text:style-name="T3">No memos</text:span></text:p>
      <text:p text:style-name="P1"/>
      <text:p text:style-name="P3"><text:span text:style-name="T3">Nesta pesquisa, buscamos selecionar e apresentar reportagens publicadas em jornais </text:span></text:p>
      <text:p text:style-name="P3"><text:span text:style-name="T3">do país, sobre as propostas de criação <text:s/>de museus de ciências no Brasil, no período </text:span></text:p>
      <text:p text:style-name="P3"><text:span text:style-name="T3">selecionado. Nossas fontes foram a Hemeroteca Digital <text:s/>Brasileira da Biblioteca Nacional </text:span></text:p>
      <text:p text:style-name="P3"><text:span text:style-name="T3">(</text:span><text:a xlink:type="simple" xlink:href="http://bndigital.bn.br/hemeroteca-digital/" text:style-name="Default_20_Style" text:visited-style-name="Default_20_Style"><text:span text:style-name="T8">http://bndigital.bn.br/hemeroteca-digital/</text:span></text:a><text:span text:style-name="T3">), o acervo digital da Folha de São Paulo </text:span></text:p>
      <text:p text:style-name="P3"><text:span text:style-name="T3">(</text:span><text:a xlink:type="simple" xlink:href="http://acervo.folha.com.br/" text:style-name="Default_20_Style" text:visited-style-name="Default_20_Style"><text:span text:style-name="T8">http://acervo.folha.com.br/</text:span></text:a><text:span text:style-name="T3">) e o acervo digital do Jornal O Globo </text:span></text:p>
      <text:p text:style-name="P3"><text:span text:style-name="T3">(</text:span><text:a xlink:type="simple" xlink:href="http://acervo.oglobo.globo.com/" text:style-name="Default_20_Style" text:visited-style-name="Default_20_Style"><text:span text:style-name="T8">http://acervo.oglobo.globo.com/</text:span></text:a><text:span text:style-name="T3">). Com isso, analisamos os seguintes jornais: <text:s/>A Noite,</text:span></text:p>
      <text:p text:style-name="P3"><text:span text:style-name="T3">Correio da Manhã, Diário Carioca, Diário da Noite, Diário de Notícias, Diário do Paraná, </text:span></text:p>
      <text:p text:style-name="P3"><text:span text:style-name="T3">Folha da Manhã, Folha da Noite, Folha de São Paulo, Imprensa Popular, Jornal do Brasil,</text:span></text:p>
      <text:p text:style-name="P3"><text:span text:style-name="T3">Jornal do Maranhão, O Observador <text:s/>Econômico e Financeiro, O Globo, Diário da Tarde,</text:span></text:p>
      <text:p text:style-name="P3"><text:span text:style-name="T3">Tribuna da Imprensa e Última Hora. Muitos dos museus mencionados nas matérias de jornais </text:span></text:p>
      <text:p text:style-name="P3"><text:span text:style-name="T3">não se concretizaram. No entanto, chama a atenção o fato de que as décadas de 1950 a 1970 </text:span></text:p>
      <text:p text:style-name="P3"><text:span text:style-name="T3">foram um período de efervescência dessas propostas e, dentro deste contexto, analisamos </text:span></text:p>
      <text:p text:style-name="P3"><text:span text:style-name="T3">neste artigo como foi a repercussão de tais propostas na mídia impressa. </text:span></text:p>
      <text:p text:style-name="P3"><text:span text:style-name="T3">Na busca realizada por nós nos acervos digitais, via internet, utilizamos a frase exata </text:span></text:p>
      <text:p text:style-name="P3"><text:span text:style-name="T3">“museu de ciência”, que abrangia também o plural, no período de 01 de janeiro de 1950 a 31 </text:span></text:p>
      <text:p text:style-name="P3"><text:span text:style-name="T3">de dezembro de 1979. Na Folha de São Paulo foram localizadas 4802 páginas, no jornal O </text:span></text:p>
      <text:p text:style-name="P3"><text:span text:style-name="T3">Globo foram localizadas 134 páginas, na <text:s/>Hemeroteca <text:s/>foram 481 ocorrências. <text:s/>Esse alto </text:span></text:p>
      <text:p text:style-name="P3"><text:span text:style-name="T3">número de páginas ou ocorrências encontradas não correspondem ao número de matérias </text:span></text:p>
      <text:p text:style-name="P3"><text:span text:style-name="T3">encontradas sobre nossa pesquisa, muitas das matérias eram sobre museus de ciências em </text:span></text:p>
      <text:p text:style-name="P3"><text:span text:style-name="T3">outros países do mundo.</text:span></text:p>
      <text:p text:style-name="P3"><text:span text:style-name="T3"/></text:p>
      <text:p text:style-name="P3"><text:span text:style-name="T1">P80: 205.pdf</text:span></text:p>
      <text:p text:style-name="P4"><text:span text:style-name="T1">Título: </text:span><text:span text:style-name="T3">Uma estratégia comunitária ancorada na história oficial: memória e </text:span></text:p>
      <text:p text:style-name="P4"><text:span text:style-name="T3">conflito social na Aldeia Imbuhy</text:span></text:p>
      <text:p text:style-name="P4"><text:span text:style-name="T1">Evento: <text:s/></text:span><text:span text:style-name="T6">XXIX</text:span></text:p>
      <text:p text:style-name="P1"/>
      <text:p text:style-name="P3"><text:span text:style-name="T1">P80: 205.pdf - 80:1 [Buscando identificar como a co..] <text:s/>(8:1617-8:2301) <text:s text:c="2"/>(Super)</text:span></text:p>
      <text:p text:style-name="P3"><text:span text:style-name="T6">Codes:<text:tab/>[HDB - Family: HDB] [HDB::UTILIZAÇÃO::METODOLOGIA] </text:span></text:p>
      <text:p text:style-name="P3"><text:span text:style-name="T3">No memos</text:span></text:p>
      <text:p text:style-name="P1"/>
      <text:p text:style-name="P3"><text:span text:style-name="T3">Buscando identificar como a comunidade construiu sua argumentação em defesa da</text:span></text:p>
      <text:p text:style-name="P3"><text:span text:style-name="T3">permanência na área, foi realizada uma pesquisa prévia em <text:s/>periódicos por década <text:s/>via </text:span></text:p>
      <text:p text:style-name="P3"><text:span text:style-name="T3">Hemeroteca Digital, disponibilizada pela Biblioteca Nacional, usando como palavra-chave o </text:span></text:p>
      <text:p text:style-name="P3"><text:span text:style-name="T3">nome da matriarca da comunidade, Flora Simas de Carvalho, conhecida como Yayá ou Iaiá </text:span></text:p>
      <text:p text:style-name="P3"><text:span text:style-name="T3">(codinomes também usados na busca), desde o ano do seu nascimento (1871) até os dias atuais </text:span></text:p>
      <text:p text:style-name="P3"><text:span text:style-name="T3">para averiguar sua participação na proclamação da República do Brasil. Trata-se em sua maioria </text:span></text:p>
      <text:p text:style-name="P3"><text:span text:style-name="T3">de entrevistas concedidas a jornais de grande circulação pela própria protagonista da área, ou </text:span></text:p>
      <text:p text:style-name="P3"><text:span text:style-name="T3">por outras figuras representativas da comunidade.</text:span></text:p>
      <text:p text:style-name="P1"/>
      <text:p text:style-name="P3"><text:span text:style-name="T1">P80: 205.pdf - 80:2 [Nas duas primeiras décadas em ..] <text:s/>(9:4-9:1315) <text:s text:c="2"/>(Super)</text:span></text:p>
      <text:p text:style-name="P3"><text:span text:style-name="T6">Codes:<text:tab/>[HDB - Family: HDB] [HDB::UTILIZAÇÃO::METODOLOGIA] </text:span></text:p>
      <text:p text:style-name="P3"><text:span text:style-name="T3">No memos</text:span></text:p>
      <text:p text:style-name="P1"/>
      <text:p text:style-name="P3"><text:span text:style-name="T3">Nas duas primeiras décadas em que foram encontradas ocorrências (1910-1919 e 1920-</text:span></text:p>
      <text:p text:style-name="P3"><text:span text:style-name="T3">1929) foram identificadas apenas notícias irrelevantes sobre um batizado e sobre o casamento </text:span></text:p>
      <text:p text:style-name="P3"><text:span text:style-name="T3">de Alice, filha Dona Yayá. </text:span></text:p>
      <text:p text:style-name="P3"><text:span text:style-name="T3">A partir de 25 de março de 1956, ocasião em que o jornal A Cruz felicitou Dona Yayá </text:span></text:p>
      <text:p text:style-name="P3"><text:span text:style-name="T3">pelo seu 82º aniversário, relembrou-se ter sido por suas mãos bordada a primeira bandeira </text:span></text:p>
      <text:p text:style-name="P3"><text:span text:style-name="T3">brasileira republicana, tendo esse aparecido como o primeiro relato documentado sobre o fato </text:span></text:p>
      <text:p text:style-name="P3"><text:span text:style-name="T3">em jornais. </text:span></text:p>
      <text:p text:style-name="P3"><text:span text:style-name="T3">Temos então um total de 20 ocorrências, estando entre elas 16 ocorrências relevantes no </text:span></text:p>
      <text:p text:style-name="P3"><text:span text:style-name="T3">período compreendido entre 1910 e 2009 que aparecem a partir da década de 1950.</text:span></text:p>
      <text:p text:style-name="P3"><text:span text:style-name="T3">No último período disponibilizado para consulta na Hemeroteca Digital (2010 a 2017) </text:span></text:p>
      <text:p text:style-name="P3"><text:span text:style-name="T3">não constam ocorrências, o que não quer dizer que inexistam reportagens sobre a área, sempre </text:span></text:p>
      <text:p text:style-name="P3"><text:span text:style-name="T3">associada à figura de Dona Yayá, aliás nesse período é possível observar grande número de </text:span></text:p>
      <text:p text:style-name="P3"><text:span text:style-name="T3">publicações, mas foram contempladas aqui apenas as reportagens encontradas na hemeroteca </text:span></text:p>
      <text:p text:style-name="P3"><text:span text:style-name="T3">digital, aquelas disponibilizadas em outras fontes ainda não foram anexadas ao estudo.</text:span></text:p>
      <text:p text:style-name="P3"><text:span text:style-name="T3">A pesquisa em periódicos pelo nome de Flora Simas de Carvalho aponta três ocorrências </text:span></text:p>
      <text:p text:style-name="P3"><text:span text:style-name="T3">de notícias nos Jornais A Cruz (1), Última Hora (1) e Diário da Noite (1) entre o período de </text:span></text:p>
      <text:p text:style-name="P3"><text:span text:style-name="T3">1950 e 1959</text:span></text:p>
      <text:p text:style-name="P3"><text:soft-page-break/><text:span text:style-name="T3"/></text:p>
      <text:p text:style-name="P3"><text:span text:style-name="T1">P34: 142.pdf</text:span></text:p>
      <text:p text:style-name="P4"><text:span text:style-name="T1">Título: </text:span><text:span text:style-name="T3">COMPRAR, VENDER E EMPRESTAR: O MERCADO INFORMAL DE CRÉDITO NA CIDADE DO RIO DE JANEIRO, 1820-1870</text:span></text:p>
      <text:p text:style-name="P7"><text:span text:style-name="T1">Evento: <text:s/></text:span><text:span text:style-name="T6">XXVIII</text:span></text:p>
      <text:p text:style-name="P1"/>
      <text:p text:style-name="P3"><text:span text:style-name="T1">P34: 142.pdf - 34:1 [Foram analisados os periódicos..] <text:s/>(6:2653-6:2957) <text:s text:c="2"/>(Super)</text:span></text:p>
      <text:p text:style-name="P3"><text:span text:style-name="T6">Codes:<text:tab/>[HDB - Family: HDB] [HDB::UTILIZAÇÃO::METODOLOGIA] [HDB::UTILIZAÇÃO::NOTA_DE_RODAPÉ - Family: HDB] </text:span></text:p>
      <text:p text:style-name="P3"><text:span text:style-name="T3">No memos</text:span></text:p>
      <text:p text:style-name="P1"/>
      <text:p text:style-name="P3"><text:span text:style-name="T3">Foram analisados os periódicos Diário do Rio de Janeiro e Correio Mercantil entre os anos de 1820 a </text:span></text:p>
      <text:p text:style-name="P3"><text:span text:style-name="T3">1870, nos quais foi realizada um levantamento dos anúnciosde um mês aleatório para cada ano do período </text:span></text:p>
      <text:p text:style-name="P3"><text:span text:style-name="T3">estabelecido. Os periódicos se encontram na Hemeroteca Digital Brasileira &lt;</text:span><text:a xlink:type="simple" xlink:href="http://memoria.bn.br/" text:style-name="Default_20_Style" text:visited-style-name="Default_20_Style"><text:span text:style-name="T8">http://memoria.bn.br/</text:span></text:a><text:span text:style-name="T3">&gt;.</text:span></text:p>
      <text:p text:style-name="P1"/>
      <text:p text:style-name="P1"><text:span text:style-name="T1">P110: 64.pdf </text:span></text:p>
      <text:p text:style-name="P3"><text:span text:style-name="T2">Título: </text:span><text:span text:style-name="T4">SOBRE MEDOS E EXPECTATIVAS: </text:span><text:span text:style-name="T3">POLÍTICOS, INTELECTUAIS E A EXTINÇÃO DO ELEMENTO SERVIL </text:span></text:p>
      <text:p text:style-name="P2"><text:span text:style-name="T5">NO IMPÉRIO (1866-1871)</text:span></text:p>
      <text:p text:style-name="P2"><text:span text:style-name="T1">Evento: <text:s/></text:span><text:span text:style-name="T7">XXX</text:span></text:p>
      <text:p text:style-name="P1"><text:span text:style-name="T1"/></text:p>
      <text:p text:style-name="P3"><text:span text:style-name="T1">P110: 64.pdf - 110:1 [3 As publicações aqui analisad..] <text:s/>(3:1918-3:2667) <text:s text:c="2"/>(Super)</text:span></text:p>
      <text:p text:style-name="P3"><text:span text:style-name="T6">Codes:<text:tab/>[HDB - Family: HDB] [HDB::UTILIZAÇÃO::METODOLOGIA] [HDB::UTILIZAÇÃO::NOTA_DE_RODAPÉ - Family: HDB] </text:span></text:p>
      <text:p text:style-name="P3"><text:span text:style-name="T3">No memos</text:span></text:p>
      <text:p text:style-name="P1"/>
      <text:p text:style-name="P3"><text:span text:style-name="T3">3 As publicações aqui analisadas estão disponibilizadas para consulta nos acervos digitais da Biblioteca </text:span></text:p>
      <text:p text:style-name="P3"><text:span text:style-name="T3">Santilhana, Biblioteca do Senado e Hemeroteca da Biblioteca Nacional. Foram selecionados após uma </text:span></text:p>
      <text:p text:style-name="P3"><text:span text:style-name="T3">busca nestas plataformas a partir do descritor “elemento servil”. A escolha por estas obras se deu a partir </text:span></text:p>
      <text:p text:style-name="P3"><text:span text:style-name="T3">do critério de período de publicação, na intenção de investigar o pensamento que se construía, além das </text:span></text:p>
      <text:p text:style-name="P3"><text:span text:style-name="T3">paredes do parlamento, acerca da emancipação do elemento servil, bem como analisar o horizonte de </text:span></text:p>
      <text:p text:style-name="P3"><text:span text:style-name="T3">expectativas dos senhores de escravos em fins o século XIX. É <text:s/>válido pontuar que as citações deste </text:span></text:p>
      <text:p text:style-name="P3"><text:span text:style-name="T3">trabalho tiveram a escrita adequada às normas da Língua Portuguesa vigente, para melhor compreensão </text:span></text:p>
      <text:p text:style-name="P3"><text:span text:style-name="T3">no decorrer da leitura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23:57:11.847438453</meta:creation-date>
    <dc:date>2021-09-11T00:12:47.423193322</dc:date>
    <meta:editing-duration>PT5M25S</meta:editing-duration>
    <meta:editing-cycles>1</meta:editing-cycles>
    <meta:document-statistic meta:table-count="0" meta:image-count="0" meta:object-count="0" meta:page-count="3" meta:paragraph-count="143" meta:word-count="1389" meta:character-count="9254" meta:non-whitespace-character-count="7874"/>
    <meta:generator>LibreOffice/7.1.5.2$Linux_X86_64 LibreOffice_project/10$Build-2</meta:generator>
  </office:meta>
</office:document-meta>
</file>